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 style:list-style-name="">
      <style:paragraph-properties fo:margin-top="0.1945in" fo:margin-bottom="0.1945in" loext:contextual-spacing="false" fo:line-height="100%" fo:text-align="center" style:justify-single-word="false"/>
      <style:text-properties fo:color="#000000" style:font-name="Times New Roman" fo:font-size="36pt" fo:font-weight="bold" style:letter-kerning="true" style:font-name-asian="Times New Roman1" style:font-size-asian="36pt" style:font-weight-asian="bold" style:font-name-complex="Times New Roman1" style:font-size-complex="24pt" style:font-weight-complex="bold"/>
    </style:style>
    <style:style style:name="P3" style:family="paragraph" style:parent-style-name="Standard" style:list-style-name="">
      <style:paragraph-properties fo:margin-top="0.1945in" fo:margin-bottom="0.1945in" loext:contextual-spacing="false" fo:line-height="100%"/>
      <style:text-properties fo:color="#000000"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P4" style:family="paragraph" style:parent-style-name="Standard" style:list-style-name="">
      <style:paragraph-properties fo:margin-top="0.1945in" fo:margin-bottom="0.1945in" loext:contextual-spacing="false" fo:line-height="100%" fo:text-align="center" style:justify-single-word="false"/>
    </style:style>
    <style:style style:name="P5" style:family="paragraph" style:parent-style-name="Standard" style:list-style-name="">
      <style:paragraph-properties fo:margin-top="0.1945in" fo:margin-bottom="0.1945in" loext:contextual-spacing="false" fo:line-height="100%"/>
    </style:style>
    <style:style style:name="P6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 style:list-style-name="" style:master-page-name="Standard">
      <style:paragraph-properties fo:margin-top="0.1945in" fo:margin-bottom="0.1945in" loext:contextual-spacing="false" fo:line-height="100%" fo:text-align="center" style:justify-single-word="false" style:page-number="auto"/>
      <style:text-properties fo:color="#000000" style:font-name="Times New Roman" fo:font-size="36pt" fo:font-weight="bold" style:letter-kerning="true" style:font-name-asian="Times New Roman1" style:font-size-asian="36pt" style:font-weight-asian="bold" style:font-name-complex="Times New Roman1" style:font-size-complex="24pt" style:font-weight-complex="bold"/>
    </style:style>
    <style:style style:name="T1" style:family="text">
      <style:text-properties fo:color="#000000" style:font-name="Times New Roman" fo:font-size="36pt" fo:font-weight="bold" style:letter-kerning="true" style:font-name-asian="Times New Roman1" style:font-size-asian="36pt" style:font-weight-asian="bold" style:font-name-complex="Times New Roman1" style:font-size-complex="24pt" style:font-weight-complex="bold"/>
    </style:style>
    <style:style style:name="T2" style:family="text">
      <style:text-properties fo:color="#000000"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fo:color="#000000" style:font-name="Times New Roman" fo:font-size="12pt" style:font-name-asian="Times New Roman1" style:font-size-asian="12pt" style:font-name-complex="Times New Roman1" style:font-size-complex="18pt" style:font-weight-complex="bold"/>
    </style:style>
    <style:style style:name="T4" style:family="text">
      <style:text-properties fo:color="#000000"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5" style:family="text">
      <style:text-properties fo:color="#000000" style:font-name="Times New Roman" fo:font-size="12pt" fo:font-style="italic" style:font-name-asian="Times New Roman1" style:font-size-asian="12pt" style:font-style-asian="italic" style:font-name-complex="Times New Roman1" style:font-size-complex="12pt" style:font-weight-complex="bold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ab4e9" style:font-size-asian="12pt" style:font-name-complex="Times New Roman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h text:style-name="P2" text:outline-level="1"/>
      <text:h text:style-name="P4" text:outline-level="1"><text:span text:style-name="T1">Moti Begna</text:span></text:h>
      <text:h text:style-name="P4" text:outline-level="1"><text:span text:style-name="T1">CSCI 5106</text:span></text:h>
      <text:h text:style-name="P4" text:outline-level="1"><text:span text:style-name="T1">Homework 8</text:span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" text:outline-level="2"><text:soft-page-break/><text:span text:style-name="T2">Problem 1</text:span></text:h>
      <text:h text:style-name="P5" text:outline-level="2"><text:span text:style-name="T3">Using only </text:span><text:span text:style-name="T4">the </text:span><text:span text:style-name="T5">append</text:span><text:span text:style-name="T4"> relation, formulate queries to determine the following:</text:span></text:h>
      <text:h text:style-name="P5" text:outline-level="2"><text:span text:style-name="T4">a) The third element of a list</text:span></text:h>
      <text:h text:style-name="P5" text:outline-level="2"><text:span text:style-name="T4"><text:tab/>Solution: append([_, _, X|_], [_], L).</text:span></text:h>
      <text:h text:style-name="P3" text:outline-level="2"/>
      <text:p text:style-name="Standard"><text:span text:style-name="T6">b) The last element of a list.</text:span></text:p>
      <text:p text:style-name="Standard"><text:span text:style-name="T6"><text:tab/>Solution - append([_|_], [X], List</text:span><text:bookmark text:name="_GoBack"/><text:span text:style-name="T6">).</text:span></text:p>
      <text:p text:style-name="P1"/>
      <text:h text:style-name="P5" text:outline-level="2"><text:span text:style-name="T2">Problem 2</text:span></text:h>
      <text:h text:style-name="P5" text:outline-level="2"><text:span text:style-name="T3">Define relations to determine the following:</text:span></text:h>
      <text:h text:style-name="P5" text:outline-level="2"><text:span text:style-name="T4">a) Is a list L1 a permutation of another list L2?</text:span></text:h>
      <text:h text:style-name="P5" text:outline-level="2"><text:span text:style-name="T4"><text:tab/></text:span><text:span text:style-name="T6">Solution - permutation(L,</text:span><text:span text:style-name="T7">1</text:span><text:span text:style-name="T6"> </text:span><text:span text:style-name="T7">L2</text:span><text:span text:style-name="T6">) :- sort(L</text:span><text:span text:style-name="T7">1</text:span><text:span text:style-name="T6">, X), sort(</text:span><text:span text:style-name="T7">L2</text:span><text:span text:style-name="T6">, X).</text:span></text:h>
      <text:h text:style-name="P6" text:outline-level="2"/>
      <text:p text:style-name="Standard"><text:span text:style-name="T6">b) Does a list have an even number of elements?</text:span></text:p>
      <text:p text:style-name="Standard"><text:span text:style-name="T6"><text:tab/>Solution - evenList(L) :- length(L, X), 0 is mod(X, 2).</text:span></text:p>
      <text:p text:style-name="Standard"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ti Begna</meta:initial-creator>
    <meta:editing-cycles>14</meta:editing-cycles>
    <meta:creation-date>2019-12-08T23:31:00</meta:creation-date>
    <dc:date>2019-12-11T12:04:01.796723536</dc:date>
    <meta:editing-duration>PT21H18M1S</meta:editing-duration>
    <meta:generator>LibreOffice/6.0.7.3$Linux_X86_64 LibreOffice_project/00m0$Build-3</meta:generator>
    <meta:document-statistic meta:table-count="0" meta:image-count="0" meta:object-count="0" meta:page-count="2" meta:paragraph-count="16" meta:word-count="92" meta:character-count="517" meta:non-whitespace-character-count="4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